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09640f"/>
    </style:style>
    <style:style style:name="P2" style:family="paragraph" style:parent-style-name="Preformatted_20_Text">
      <style:paragraph-properties fo:margin-top="0cm" fo:margin-bottom="0.499cm" loext:contextual-spacing="false"/>
    </style:style>
    <style:style style:name="P3" style:family="paragraph" style:parent-style-name="Standard">
      <style:paragraph-properties fo:text-align="start" style:justify-single-word="false"/>
      <style:text-properties officeooo:rsid="0009640f" officeooo:paragraph-rsid="0009640f"/>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9640f" officeooo:paragraph-rsid="0009640f"/>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09640f" officeooo:paragraph-rsid="0009640f"/>
    </style:style>
    <style:style style:name="P6" style:family="paragraph" style:parent-style-name="Standard">
      <style:paragraph-properties fo:text-align="start" style:justify-single-word="false"/>
      <style:text-properties officeooo:paragraph-rsid="0009640f"/>
    </style:style>
    <style:style style:name="T1" style:family="text">
      <style:text-properties officeooo:rsid="0009640f"/>
    </style:style>
    <style:style style:name="T2" style:family="text">
      <style:text-properties style:text-underline-style="none" officeooo:rsid="000964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reads java</text:p>
      <text:p text:style-name="P5"/>
      <text:p text:style-name="P6"><text:span text:style-name="T2">1.</text:span>Name of method in Thread class to pause execution?</text:p>
      <text:p text:style-name="P3">Yield and join methods</text:p>
      <text:p text:style-name="P6"><text:span text:style-name="T1">2.</text:span>Role of "volatile" keyword.</text:p>
      <text:p text:style-name="P6">Using volatile is yet another way (like synchronized, atomic wrapper) of making class thread safe. Thread safe means that a method or class instance can be used by multiple threads at the same time without any problem.</text:p>
      <text:p text:style-name="P1"><text:span text:style-name="Strong_20_Emphasis">class</text:span> SharedObj</text:p>
      <text:p text:style-name="Preformatted_20_Text">{</text:p>
      <text:p text:style-name="Preformatted_20_Text"><text:s text:c="3"/>// Changes made to sharedVar in one thread</text:p>
      <text:p text:style-name="Preformatted_20_Text"><text:s text:c="3"/>// may not immediately reflect in other thread</text:p>
      <text:p text:style-name="Preformatted_20_Text"><text:s text:c="3"/><text:span text:style-name="Strong_20_Emphasis">static int</text:span> sharedVar = 6;</text:p>
      <text:p text:style-name="P2">}</text:p>
      <text:p text:style-name="P6"/>
      <text:p text:style-name="P6">Suppose that two threads are working on <text:span text:style-name="Strong_20_Emphasis">SharedObj</text:span>. If two threads run on different processors each thread may have its own local copy of <text:span text:style-name="Strong_20_Emphasis">sharedVariable</text:span>. If one thread modifies its value the change might not reflect in the original one in the main memory instantly. Now the other thread is not aware of the modified value which leads to data inconsistency. </text:p>
      <text:p text:style-name="P6"/>
      <text:p text:style-name="P1">class SharedObj</text:p>
      <text:p text:style-name="Preformatted_20_Text">{</text:p>
      <text:p text:style-name="Preformatted_20_Text"><text:s text:c="3"/>// volatile keyword here makes sure that</text:p>
      <text:p text:style-name="Preformatted_20_Text"><text:s text:c="3"/>// the changes made in one thread are </text:p>
      <text:p text:style-name="Preformatted_20_Text"><text:s text:c="3"/>// immediately reflect in other thread</text:p>
      <text:p text:style-name="Preformatted_20_Text"><text:s text:c="3"/>static <text:span text:style-name="Strong_20_Emphasis">volatile</text:span> int sharedVar = 6;</text:p>
      <text:p text:style-name="P2">}</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21:53:02.714214337</meta:creation-date>
    <meta:generator>LibreOffice/6.0.7.3$Linux_X86_64 LibreOffice_project/00m0$Build-3</meta:generator>
    <dc:date>2020-02-23T22:02:49.454921539</dc:date>
    <meta:editing-duration>PT9M47S</meta:editing-duration>
    <meta:editing-cycles>1</meta:editing-cycles>
    <meta:document-statistic meta:table-count="0" meta:image-count="0" meta:object-count="0" meta:page-count="1" meta:paragraph-count="19" meta:word-count="173" meta:character-count="1007" meta:non-whitespace-character-count="830"/>
  </office:meta>
</office:document-meta>
</file>